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glUV1xUpX0D1huqQAURiteHCrhyLrG3MuJJ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24:30.898201827</meta:creation-date>
    <dc:date>2023-12-04T12:24:57.346219573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